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3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23" calcext:value-type="float">
            <text:p>823</text:p>
          </table:table-cell>
          <table:table-cell table:style-name="ce7"/>
          <table:table-cell table:formula="of:=[.E6]*([.G6]/1000)*([.H6]/1000)" office:value-type="float" office:value="0.086415" calcext:value-type="float">
            <text:p>0,086415</text:p>
          </table:table-cell>
          <table:table-cell table:formula="of:=[.J6]*[.F6]/1000" office:value-type="float" office:value="0.00259245" calcext:value-type="float">
            <text:p>0,00259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86415" calcext:value-type="float">
            <text:p>0,0864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  <table:table-cell table:style-name="ce7"/>
          <table:table-cell table:formula="of:=[.E14]*([.G14]/1000)*([.H14]/1000)" office:value-type="float" office:value="0.4052" calcext:value-type="float">
            <text:p>0,4052</text:p>
          </table:table-cell>
          <table:table-cell table:formula="of:=[.J14]*[.F14]/1000" office:value-type="float" office:value="0.012156" calcext:value-type="float">
            <text:p>0,01215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2" calcext:value-type="float">
            <text:p>0,405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94185" calcext:value-type="float">
            <text:p>0,094185</text:p>
          </table:table-cell>
          <table:table-cell table:formula="of:=[.J15]*[.F15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185" calcext:value-type="float">
            <text:p>0,09418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94185" calcext:value-type="float">
            <text:p>0,094185</text:p>
          </table:table-cell>
          <table:table-cell table:formula="of:=[.J16]*[.F16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185" calcext:value-type="float">
            <text:p>0,09418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819" calcext:value-type="float">
            <text:p>0,0819</text:p>
          </table:table-cell>
          <table:table-cell table:formula="of:=[.J17]*[.F17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19" calcext:value-type="float">
            <text:p>0,0819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5455" calcext:value-type="float">
            <text:p>0,105455</text:p>
          </table:table-cell>
          <table:table-cell table:formula="of:=[.J37]*[.F37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105455" calcext:value-type="float">
            <text:p>0,105455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5455" calcext:value-type="float">
            <text:p>0,105455</text:p>
          </table:table-cell>
          <table:table-cell table:formula="of:=[.J38]*[.F38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105455" calcext:value-type="float">
            <text:p>0,105455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17" calcext:value-type="float">
            <text:p>0,0917</text:p>
          </table:table-cell>
          <table:table-cell table:formula="of:=[.J39]*[.F39]/1000" office:value-type="float" office:value="0.002751" calcext:value-type="float">
            <text:p>0,002751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917" calcext:value-type="float">
            <text:p>0,0917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4995" calcext:value-type="float">
            <text:p>0,104995</text:p>
          </table:table-cell>
          <table:table-cell table:formula="of:=[.J59]*[.F59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104995" calcext:value-type="float">
            <text:p>0,10499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4995" calcext:value-type="float">
            <text:p>0,104995</text:p>
          </table:table-cell>
          <table:table-cell table:formula="of:=[.J60]*[.F60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104995" calcext:value-type="float">
            <text:p>0,10499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4" calcext:value-type="float">
            <text:p>2024</text:p>
          </table:table-cell>
          <table:table-cell table:style-name="ce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48" calcext:value-type="float">
            <text:p>0,4048</text:p>
          </table:table-cell>
          <table:table-cell table:formula="of:=[.J110]*[.F110]/1000" office:value-type="float" office:value="0.012144" calcext:value-type="float">
            <text:p>0,0121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48" calcext:value-type="float">
            <text:p>0,404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129]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66" calcext:value-type="float">
            <text:p>0,4066</text:p>
          </table:table-cell>
          <table:table-cell table:formula="of:=[.J138]*[.F13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66" calcext:value-type="float">
            <text:p>0,406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087495" calcext:value-type="float">
            <text:p>0,087495</text:p>
          </table:table-cell>
          <table:table-cell table:formula="of:=[.J139]*[.F139]/1000" office:value-type="float" office:value="0.00262485" calcext:value-type="float">
            <text:p>0,0026248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087495" calcext:value-type="float">
            <text:p>0,087495</text:p>
          </table:table-cell>
          <table:table-cell table:formula="of:=IF(AND([.$H139]&lt;[.T$4];[.$L139]=&quot;Hêtre 45&quot;);[.$G139]*[.$E139];0)" office:value-type="float" office:value="95" calcext:value-type="float">
            <text:p>9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0921" calcext:value-type="float">
            <text:p>0,0921</text:p>
          </table:table-cell>
          <table:table-cell table:formula="of:=[.J140]*[.F140]/1000" office:value-type="float" office:value="0.002763" calcext:value-type="float">
            <text:p>0,0027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0921" calcext:value-type="float">
            <text:p>0,0921</text:p>
          </table:table-cell>
          <table:table-cell table:formula="of:=IF(AND([.$H140]&lt;[.T$4];[.$L140]=&quot;Hêtre 45&quot;);[.$G140]*[.$E140];0)" office:value-type="float" office:value="100" calcext:value-type="float">
            <text:p>100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1]" office:value-type="float" office:value="-351" calcext:value-type="float">
            <text:p>-351</text:p>
          </table:table-cell>
          <table:table-cell table:formula="of:=[.E141]*([.G141]/1000)*([.H141]/1000)" office:value-type="float" office:value="0.11448" calcext:value-type="float">
            <text:p>0,11448</text:p>
          </table:table-cell>
          <table:table-cell table:formula="of:=[.J141]*[.F141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1448" calcext:value-type="float">
            <text:p>0,11448</text:p>
          </table:table-cell>
          <table:table-cell table:formula="of:=IF(AND([.$H141]&gt;=[.T$4];[.$H141]&lt;[.R$4];[.$L141]=&quot;Hêtre 45&quot;);[.$G141]*[.$E141];0)" office:value-type="float" office:value="90" calcext:value-type="float">
            <text:p>9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2]" office:value-type="float" office:value="-351" calcext:value-type="float">
            <text:p>-351</text:p>
          </table:table-cell>
          <table:table-cell table:formula="of:=[.E142]*([.G142]/1000)*([.H142]/1000)" office:value-type="float" office:value="0.11448" calcext:value-type="float">
            <text:p>0,11448</text:p>
          </table:table-cell>
          <table:table-cell table:formula="of:=[.J142]*[.F142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1448" calcext:value-type="float">
            <text:p>0,11448</text:p>
          </table:table-cell>
          <table:table-cell table:formula="of:=IF(AND([.$H142]&gt;=[.T$4];[.$H142]&lt;[.R$4];[.$L142]=&quot;Hêtre 45&quot;);[.$G142]*[.$E142];0)" office:value-type="float" office:value="90" calcext:value-type="float">
            <text:p>9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4]*([.G144]/1000)*([.H144]/1000)" office:value-type="float" office:value="0.01676" calcext:value-type="float">
            <text:p>0,01676</text:p>
          </table:table-cell>
          <table:table-cell table:formula="of:=[.J144]*[.F144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76" calcext:value-type="float">
            <text:p>0,01676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5]*([.G145]/1000)*([.H145]/1000)" office:value-type="float" office:value="0.01676" calcext:value-type="float">
            <text:p>0,01676</text:p>
          </table:table-cell>
          <table:table-cell table:formula="of:=[.J145]*[.F145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76" calcext:value-type="float">
            <text:p>0,01676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46]*([.G146]/1000)*([.H146]/1000)" office:value-type="float" office:value="0.0329" calcext:value-type="float">
            <text:p>0,0329</text:p>
          </table:table-cell>
          <table:table-cell table:formula="of:=[.J146]*[.F146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29" calcext:value-type="float">
            <text:p>0,0329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48]*([.G148]/1000)*([.H148]/1000)" office:value-type="float" office:value="0.02218" calcext:value-type="float">
            <text:p>0,02218</text:p>
          </table:table-cell>
          <table:table-cell table:formula="of:=[.J148]*[.F14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49]*([.G149]/1000)*([.H149]/1000)" office:value-type="float" office:value="0.02236" calcext:value-type="float">
            <text:p>0,02236</text:p>
          </table:table-cell>
          <table:table-cell table:formula="of:=[.J149]*[.F149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50]*([.G150]/1000)*([.H150]/1000)" office:value-type="float" office:value="0.02236" calcext:value-type="float">
            <text:p>0,02236</text:p>
          </table:table-cell>
          <table:table-cell table:formula="of:=[.J150]*[.F150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51]*([.G151]/1000)*([.H151]/1000)" office:value-type="float" office:value="0.02218" calcext:value-type="float">
            <text:p>0,02218</text:p>
          </table:table-cell>
          <table:table-cell table:formula="of:=[.J151]*[.F15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" calcext:value-type="float">
            <text:p>0,405</text:p>
          </table:table-cell>
          <table:table-cell table:formula="of:=[.J166]*[.F166]/1000" office:value-type="float" office:value="0.01215" calcext:value-type="float">
            <text:p>0,012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" calcext:value-type="float">
            <text:p>0,405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34" calcext:value-type="float">
            <text:p>0,10534</text:p>
          </table:table-cell>
          <table:table-cell table:formula="of:=[.J167]*[.F16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10534" calcext:value-type="float">
            <text:p>0,10534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34" calcext:value-type="float">
            <text:p>0,10534</text:p>
          </table:table-cell>
          <table:table-cell table:formula="of:=[.J168]*[.F168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10534" calcext:value-type="float">
            <text:p>0,10534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7" table:formula="of:=[.H158]-2*30-2*2-[.H169]" office:value-type="float" office:value="-504" calcext:value-type="float">
            <text:p>-504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7" table:formula="of:=[.H158]-2*30-2*2-[.H170]" office:value-type="float" office:value="-206" calcext:value-type="float">
            <text:p>-206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16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748" calcext:value-type="float">
            <text:p>0,74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22" calcext:value-type="float">
            <text:p>2,82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1" calcext:value-type="float">
            <text:p>11</text:p>
          </table:table-cell>
          <table:table-cell table:formula="of:=SUM([.F6:.F9])" office:value-type="float" office:value="6.727" calcext:value-type="float">
            <text:p>6,72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ce21"/>
        <table:table-column table:style-name="co21" table:default-cell-style-name="ce21"/>
        <table:table-column table:style-name="co20" table:default-cell-style-name="Default"/>
        <table:table-column table:style-name="co10" table:number-columns-repeated="6" table:default-cell-style-name="Default"/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1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3" calcext:value-type="float">
            <text:p>2073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23" calcext:value-type="float">
            <text:p>2123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6" calcext:value-type="float">
            <text:p>2026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76" calcext:value-type="float">
            <text:p>2076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19" calcext:value-type="float">
            <text:p>819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69" calcext:value-type="float">
            <text:p>869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19" calcext:value-type="float">
            <text:p>819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69" calcext:value-type="float">
            <text:p>869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19" calcext:value-type="float">
            <text:p>819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69" calcext:value-type="float">
            <text:p>869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23" calcext:value-type="float">
            <text:p>823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873" calcext:value-type="float">
            <text:p>873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formula="of:=[.E13]+50" office:value-type="float" office:value="2126" calcext:value-type="float">
            <text:p>2126</text:p>
          </table:table-cell>
          <table:table-cell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formula="of:=[.E14]+50" office:value-type="float" office:value="2079" calcext:value-type="float">
            <text:p>2079</text:p>
          </table:table-cell>
          <table:table-cell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14]-[.N14]"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17" calcext:value-type="float">
            <text:p>917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formula="of:=[.E15]+50" office:value-type="float" office:value="967" calcext:value-type="float">
            <text:p>967</text:p>
          </table:table-cell>
          <table:table-cell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5]-[.N15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17" calcext:value-type="float">
            <text:p>917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formula="of:=[.E16]+50" office:value-type="float" office:value="967" calcext:value-type="float">
            <text:p>967</text:p>
          </table:table-cell>
          <table:table-cell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6]-[.N16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17" calcext:value-type="float">
            <text:p>917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formula="of:=[.E17]+50" office:value-type="float" office:value="967" calcext:value-type="float">
            <text:p>967</text:p>
          </table:table-cell>
          <table:table-cell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7]-[.N17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81" calcext:value-type="float">
            <text:p>981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formula="of:=[.E18]+50" office:value-type="float" office:value="1031" calcext:value-type="float">
            <text:p>1031</text:p>
          </table:table-cell>
          <table:table-cell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8]-[.N18]" office:value-type="float" office:value="1" calcext:value-type="float">
            <text:p>1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formula="of:=[.E22]+50" office:value-type="float" office:value="2125" calcext:value-type="float">
            <text:p>2125</text:p>
          </table:table-cell>
          <table:table-cell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formula="of:=[.E23]+50" office:value-type="float" office:value="2078" calcext:value-type="float">
            <text:p>2078</text:p>
          </table:table-cell>
          <table:table-cell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3" calcext:value-type="float">
            <text:p>913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formula="of:=[.E24]+50" office:value-type="float" office:value="963" calcext:value-type="float">
            <text:p>963</text:p>
          </table:table-cell>
          <table:table-cell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/>
          <table:table-cell table:style-name="ce21" office:value-type="string" calcext:value-type="string">
            <text:p>Note : sac SCIURE ?</text:p>
          </table:table-cell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3" calcext:value-type="float">
            <text:p>913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formula="of:=[.E25]+50" office:value-type="float" office:value="963" calcext:value-type="float">
            <text:p>963</text:p>
          </table:table-cell>
          <table:table-cell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formula="of:=[.E26]+50" office:value-type="float" office:value="1129" calcext:value-type="float">
            <text:p>1129</text:p>
          </table:table-cell>
          <table:table-cell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77" calcext:value-type="float">
            <text:p>977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formula="of:=[.E27]+50" office:value-type="float" office:value="1027" calcext:value-type="float">
            <text:p>1027</text:p>
          </table:table-cell>
          <table:table-cell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1" calcext:value-type="float">
            <text:p>2071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formula="of:=[.E31]+50" office:value-type="float" office:value="2121" calcext:value-type="float">
            <text:p>2121</text:p>
          </table:table-cell>
          <table:table-cell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4" calcext:value-type="float">
            <text:p>2024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formula="of:=[.E32]+50" office:value-type="float" office:value="2074" calcext:value-type="float">
            <text:p>2074</text:p>
          </table:table-cell>
          <table:table-cell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formula="of:=[.E33]+50" office:value-type="float" office:value="969" calcext:value-type="float">
            <text:p>969</text:p>
          </table:table-cell>
          <table:table-cell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formula="of:=[.E34]+50" office:value-type="float" office:value="969" calcext:value-type="float">
            <text:p>969</text:p>
          </table:table-cell>
          <table:table-cell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formula="of:=[.E35]+50" office:value-type="float" office:value="1380" calcext:value-type="float">
            <text:p>1380</text:p>
          </table:table-cell>
          <table:table-cell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formula="of:=[.E36]+50" office:value-type="float" office:value="1380" calcext:value-type="float">
            <text:p>1380</text:p>
          </table:table-cell>
          <table:table-cell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formula="of:=[.E37]+50" office:value-type="float" office:value="1033" calcext:value-type="float">
            <text:p>1033</text:p>
          </table:table-cell>
          <table:table-cell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 table:number-rows-repeated="3">
          <table:table-cell table:number-columns-repeated="16"/>
        </table:table-row>
        <table:table-row table:style-name="ro2">
          <table:table-cell/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2" calcext:value-type="float">
            <text:p>2072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formula="of:=[.E41]+50" office:value-type="float" office:value="2122" calcext:value-type="float">
            <text:p>2122</text:p>
          </table:table-cell>
          <table:table-cell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5" calcext:value-type="float">
            <text:p>2025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formula="of:=[.E42]+50" office:value-type="float" office:value="2075" calcext:value-type="float">
            <text:p>2075</text:p>
          </table:table-cell>
          <table:table-cell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6" calcext:value-type="float">
            <text:p>916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formula="of:=[.E43]+50" office:value-type="float" office:value="966" calcext:value-type="float">
            <text:p>966</text:p>
          </table:table-cell>
          <table:table-cell table:formula="of:=[.F4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6" calcext:value-type="float">
            <text:p>916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formula="of:=[.E44]+50" office:value-type="float" office:value="966" calcext:value-type="float">
            <text:p>966</text:p>
          </table:table-cell>
          <table:table-cell table:formula="of:=[.F4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formula="of:=[.E45]+50" office:value-type="float" office:value="1470" calcext:value-type="float">
            <text:p>1470</text:p>
          </table:table-cell>
          <table:table-cell table:formula="of:=[.F4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formula="of:=[.E46]+50" office:value-type="float" office:value="1172" calcext:value-type="float">
            <text:p>1172</text:p>
          </table:table-cell>
          <table:table-cell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0" calcext:value-type="float">
            <text:p>980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formula="of:=[.E47]+50" office:value-type="float" office:value="1030" calcext:value-type="float">
            <text:p>1030</text:p>
          </table:table-cell>
          <table:table-cell table:formula="of:=[.F4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 style:data-style-name="N2" text:time-value="07:27:32.890661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6-23T15:58:48.548182297</dc:date>
    <meta:editing-duration>P2DT9H22M28S</meta:editing-duration>
    <meta:editing-cycles>269</meta:editing-cycles>
    <meta:generator>LibreOffice/7.0.4.2$Linux_X86_64 LibreOffice_project/00$Build-2</meta:generator>
    <meta:document-statistic meta:table-count="4" meta:cell-count="6401" meta:object-count="0"/>
  </office:meta>
</office:document-meta>
</file>